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b04" officeooo:paragraph-rsid="00179b04"/>
    </style:style>
    <style:style style:name="P2" style:family="paragraph" style:parent-style-name="Standard">
      <style:paragraph-properties fo:text-align="start" style:justify-single-word="false"/>
      <style:text-properties officeooo:rsid="00179b04" officeooo:paragraph-rsid="00179b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petites idées :</text:p>
      <text:p text:style-name="P1"/>
      <text:p text:style-name="P1"/>
      <text:p text:style-name="P2">- pouvoir crée des profil (mais quelle utilité cela a ? )</text:p>
      <text:p text:style-name="P2">- trouver un moyen d’interagir avec l’utilisateur .</text:p>
      <text:p text:style-name="P2">- succès cacher dans le site qui donne des niveau ou des titres au utilisateur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18:11:10.461000000</meta:creation-date>
    <dc:date>2024-07-09T09:21:33.781000000</dc:date>
    <meta:editing-duration>PT14H59M31S</meta:editing-duration>
    <meta:editing-cycles>1</meta:editing-cycles>
    <meta:document-statistic meta:table-count="0" meta:image-count="0" meta:object-count="0" meta:page-count="1" meta:paragraph-count="4" meta:word-count="39" meta:character-count="207" meta:non-whitespace-character-count="170"/>
    <meta:generator>LibreOffice/24.2.1.2$Windows_X86_64 LibreOffice_project/db4def46b0453cc22e2d0305797cf981b68ef5ac</meta:generator>
  </office:meta>
</office:document-meta>
</file>